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499cm" fo:line-height="150%" fo:widows="1" fo:text-indent="0cm" style:auto-text-indent="false" fo:padding="0cm" fo:border="none"/>
      <style:text-properties style:use-window-font-color="true"/>
    </style:style>
    <style:style style:name="P2" style:family="paragraph" style:parent-style-name="Heading_20_2">
      <style:text-properties fo:font-variant="normal" fo:text-transform="none" fo:color="#18171b" style:font-name="Lucida Grande" fo:font-size="12pt" fo:letter-spacing="normal" fo:font-style="normal" fo:font-weight="bold"/>
    </style:style>
    <style:style style:name="T1" style:family="text">
      <style:text-properties fo:font-variant="normal" fo:text-transform="none" fo:color="#0088cc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style:use-window-font-color="tru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opular Symfony bundles</text:h>
      <text:p text:style-name="Standard"><text:bookmark text:name="bundles-popular"/><text:a xlink:type="simple" xlink:href="http://symfony.com/doc/master/bundles/FOSUserBundle/index.html">FOSUserBundle</text:a><text:span text:style-name="T1"> </text:span><text:span text:style-name="T3">– security logowanie, rejestracja, przypominanie hasła</text:span></text:p>
      <text:p text:style-name="Standard"><text:a xlink:type="simple" xlink:href="http://symfony.com/doc/master/bundles/FOSRestBundle/index.html"><text:span text:style-name="T1">FOSRestBundle</text:span></text:a></text:p>
      <text:p text:style-name="Standard"><text:a xlink:type="simple" xlink:href="http://symfony.com/doc/master/bundles/KnpMenuBundle/index.html"><text:span text:style-name="T1">KnpMenuBundle</text:span></text:a></text:p>
      <text:p text:style-name="Standard"><text:a xlink:type="simple" xlink:href="http://symfony.com/doc/master/bundles/StofDoctrineExtensionsBundle/index.html"><text:span text:style-name="T1">StofDoctrineExtensionsBundle</text:span></text:a></text:p>
      <text:p text:style-name="Standard"><text:a xlink:type="simple" xlink:href="http://symfony.com/doc/master/bundles/LiipImagineBundle/index.html">LiipImagineBundle</text:a><text:span text:style-name="T1"> </text:span><text:span text:style-name="T3">- skalowanie obrazków</text:span></text:p>
      <text:p text:style-name="Standard"><text:span text:style-name="T2"/></text:p>
      <text:p text:style-name="Standard"><text:span text:style-name="T2"/></text:p>
      <text:p text:style-name="Standard"><text:span text:style-name="T2">Bundles, które wykorzystałem w projekcie:</text:span></text:p>
      <text:p text:style-name="Standard"><text:span text:style-name="T2">DoctrineFixturesBundle -&gt; instaluje -&gt; DoctrineDataFixtures</text:span></text:p>
      <text:p text:style-name="Standard"><text:span text:style-name="T2">DoctrineExtensions -&gt; filtry MONTH YEAR</text:span></text:p>
      <text:p text:style-name="Standard"><text:span text:style-name="T2">LiipImagineBundle -&gt; skalowanie obrazków</text:span></text:p>
      <text:p text:style-name="Standard"><text:span text:style-name="T2"/></text:p>
      <text:p text:style-name="Standard"><text:span text:style-name="T2"/></text:p>
      <text:p text:style-name="Standard"><text:span text:style-name="T2">Bundle, które muszę przetestować:</text:span></text:p>
      <text:p text:style-name="Standard"><text:span text:style-name="T2">KnpPaginatorBundle – paginacja</text:span></text:p>
      <text:p text:style-name="Standard"><text:span text:style-name="T2">VichUploaderBundle – upload wielu plików</text:span></text:p>
      <text:p text:style-name="Standard"><text:span text:style-name="T2">KnpsnappyBundle – generator dokumentów PDF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35S</meta:editing-duration>
    <meta:editing-cycles>4</meta:editing-cycles>
    <meta:generator>OpenOffice.org/3.3$Win32 OpenOffice.org_project/330m20$Build-9567</meta:generator>
    <dc:date>2016-02-24T16:17:15.20</dc:date>
    <dc:creator>szymon idczak</dc:creator>
    <meta:document-statistic meta:table-count="0" meta:image-count="0" meta:object-count="0" meta:page-count="1" meta:paragraph-count="14" meta:word-count="53" meta:character-count="508"/>
    <meta:user-defined meta:name="Info 1"/>
    <meta:user-defined meta:name="Info 2"/>
    <meta:user-defined meta:name="Info 3"/>
    <meta:user-defined meta:name="Info 4"/>
  </office:meta>
</office:document-meta>
</file>